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0.5pt solid #000000" fo:border-top="none" fo:border-bottom="none" style:writing-mode="page"/>
    </style:style>
    <style:style style:name="Table2.B1" style:family="table-cell">
      <style:table-cell-properties fo:padding="0.0382in" fo:border-left="none" fo:border-right="0.5pt solid #000000" fo:border-top="none" fo:border-bottom="none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text-properties officeooo:rsid="000e7cc0" officeooo:paragraph-rsid="000e7cc0"/>
    </style:style>
    <style:style style:name="P2" style:family="paragraph" style:parent-style-name="Standard">
      <style:text-properties officeooo:rsid="000e7cc0" officeooo:paragraph-rsid="000e7cc0"/>
    </style:style>
    <style:style style:name="P3" style:family="paragraph" style:parent-style-name="Text_20_body">
      <style:text-properties officeooo:rsid="000e7cc0" officeooo:paragraph-rsid="0011dd78"/>
    </style:style>
    <style:style style:name="P4" style:family="paragraph" style:parent-style-name="Text_20_body">
      <style:text-properties officeooo:rsid="000e7cc0" officeooo:paragraph-rsid="001b0f3c"/>
    </style:style>
    <style:style style:name="P5" style:family="paragraph" style:parent-style-name="Text_20_body">
      <style:text-properties officeooo:rsid="000e7cc0" officeooo:paragraph-rsid="001c788f"/>
    </style:style>
    <style:style style:name="P6" style:family="paragraph" style:parent-style-name="Text_20_body">
      <style:text-properties officeooo:rsid="000e7cc0" officeooo:paragraph-rsid="00227dae"/>
    </style:style>
    <style:style style:name="P7" style:family="paragraph" style:parent-style-name="Text_20_body">
      <style:text-properties officeooo:rsid="000e7cc0" officeooo:paragraph-rsid="002384b3"/>
    </style:style>
    <style:style style:name="P8" style:family="paragraph" style:parent-style-name="Text_20_body">
      <style:text-properties officeooo:rsid="000e7cc0" officeooo:paragraph-rsid="00283900"/>
    </style:style>
    <style:style style:name="P9" style:family="paragraph" style:parent-style-name="Text_20_body">
      <style:text-properties officeooo:rsid="000e7cc0" officeooo:paragraph-rsid="0028a404"/>
    </style:style>
    <style:style style:name="P10" style:family="paragraph" style:parent-style-name="Text_20_body">
      <style:text-properties officeooo:rsid="000e7cc0" officeooo:paragraph-rsid="0029d0f2"/>
    </style:style>
    <style:style style:name="P11" style:family="paragraph" style:parent-style-name="Standard">
      <style:paragraph-properties fo:text-align="center" style:justify-single-word="false"/>
      <style:text-properties officeooo:rsid="000e7cc0" officeooo:paragraph-rsid="00514d2b"/>
    </style:style>
    <style:style style:name="P12" style:family="paragraph" style:parent-style-name="Text_20_body">
      <style:text-properties officeooo:rsid="0012eeb1" officeooo:paragraph-rsid="0012eeb1"/>
    </style:style>
    <style:style style:name="P13" style:family="paragraph" style:parent-style-name="Text_20_body">
      <style:text-properties officeooo:rsid="001e525c" officeooo:paragraph-rsid="001e525c"/>
    </style:style>
    <style:style style:name="P14" style:family="paragraph" style:parent-style-name="Text_20_body">
      <style:text-properties officeooo:rsid="002cebf7" officeooo:paragraph-rsid="002cebf7"/>
    </style:style>
    <style:style style:name="P15" style:family="paragraph" style:parent-style-name="Text_20_body">
      <style:text-properties officeooo:rsid="002cebf7" officeooo:paragraph-rsid="0036008e"/>
    </style:style>
    <style:style style:name="P16" style:family="paragraph" style:parent-style-name="Text_20_body">
      <style:text-properties officeooo:rsid="002126f4" officeooo:paragraph-rsid="002126f4"/>
    </style:style>
    <style:style style:name="P17" style:family="paragraph" style:parent-style-name="Text_20_body">
      <style:text-properties officeooo:rsid="0021dc3d" officeooo:paragraph-rsid="0021dc3d"/>
    </style:style>
    <style:style style:name="P18" style:family="paragraph" style:parent-style-name="Text_20_body">
      <style:text-properties officeooo:rsid="0021dc3d" officeooo:paragraph-rsid="00227dae"/>
    </style:style>
    <style:style style:name="P19" style:family="paragraph" style:parent-style-name="Text_20_body">
      <style:text-properties officeooo:rsid="0021dc3d" officeooo:paragraph-rsid="002384b3"/>
    </style:style>
    <style:style style:name="P20" style:family="paragraph" style:parent-style-name="Text_20_body">
      <style:text-properties officeooo:rsid="0025282f" officeooo:paragraph-rsid="0025282f"/>
    </style:style>
    <style:style style:name="P21" style:family="paragraph" style:parent-style-name="Text_20_body">
      <style:text-properties officeooo:rsid="0025282f" officeooo:paragraph-rsid="0028a404"/>
    </style:style>
    <style:style style:name="P22" style:family="paragraph" style:parent-style-name="Text_20_body">
      <style:text-properties officeooo:rsid="0025282f" officeooo:paragraph-rsid="0029d0f2"/>
    </style:style>
    <style:style style:name="P23" style:family="paragraph" style:parent-style-name="Text_20_body">
      <style:text-properties officeooo:paragraph-rsid="002126f4"/>
    </style:style>
    <style:style style:name="P24" style:family="paragraph" style:parent-style-name="Text_20_body">
      <style:text-properties officeooo:rsid="00316635" officeooo:paragraph-rsid="00316635"/>
    </style:style>
    <style:style style:name="P25" style:family="paragraph" style:parent-style-name="Standard">
      <style:text-properties fo:font-size="14pt" officeooo:rsid="000e7cc0" officeooo:paragraph-rsid="000e7cc0" style:font-size-asian="14pt" style:font-size-complex="14pt"/>
    </style:style>
    <style:style style:name="P26" style:family="paragraph" style:parent-style-name="Standard">
      <style:text-properties fo:font-size="12pt" officeooo:rsid="0036008e" officeooo:paragraph-rsid="0036008e" style:font-size-asian="12pt" style:font-size-complex="12pt"/>
    </style:style>
    <style:style style:name="P27" style:family="paragraph" style:parent-style-name="Heading_20_2">
      <style:text-properties officeooo:rsid="002cebf7" officeooo:paragraph-rsid="002cebf7"/>
    </style:style>
    <style:style style:name="P28" style:family="paragraph" style:parent-style-name="Heading_20_2">
      <style:text-properties officeooo:rsid="002cebf7" officeooo:paragraph-rsid="0036008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text-properties officeooo:rsid="000e7cc0" officeooo:paragraph-rsid="000e7cc0"/>
    </style:style>
    <style:style style:name="P31" style:family="paragraph" style:parent-style-name="Heading_20_3">
      <style:paragraph-properties fo:break-before="page"/>
      <style:text-properties officeooo:rsid="000e7cc0" officeooo:paragraph-rsid="000e7cc0"/>
    </style:style>
    <style:style style:name="P32" style:family="paragraph" style:parent-style-name="Heading_20_3" style:list-style-name="">
      <style:text-properties officeooo:rsid="0012eeb1" officeooo:paragraph-rsid="0012eeb1"/>
    </style:style>
    <style:style style:name="P33" style:family="paragraph" style:parent-style-name="Heading_20_3">
      <style:paragraph-properties fo:break-before="page"/>
      <style:text-properties officeooo:rsid="0012eeb1" officeooo:paragraph-rsid="0012eeb1"/>
    </style:style>
    <style:style style:name="P34" style:family="paragraph" style:parent-style-name="Heading_20_3" style:list-style-name="">
      <style:text-properties officeooo:rsid="001e525c" officeooo:paragraph-rsid="001e525c"/>
    </style:style>
    <style:style style:name="P35" style:family="paragraph" style:parent-style-name="Heading_20_3">
      <style:paragraph-properties fo:break-before="page"/>
      <style:text-properties officeooo:rsid="001e525c" officeooo:paragraph-rsid="001e525c"/>
    </style:style>
    <style:style style:name="P36" style:family="paragraph" style:parent-style-name="Heading_20_3">
      <style:text-properties officeooo:rsid="002126f4" officeooo:paragraph-rsid="002126f4"/>
    </style:style>
    <style:style style:name="P37" style:family="paragraph" style:parent-style-name="Heading_20_3">
      <style:paragraph-properties fo:break-before="page"/>
      <style:text-properties officeooo:rsid="0021dc3d" officeooo:paragraph-rsid="0021dc3d"/>
    </style:style>
    <style:style style:name="P38" style:family="paragraph" style:parent-style-name="Heading_20_3">
      <style:text-properties officeooo:rsid="00227dae" officeooo:paragraph-rsid="00227dae"/>
    </style:style>
    <style:style style:name="P39" style:family="paragraph" style:parent-style-name="Heading_20_3" style:list-style-name="">
      <style:text-properties officeooo:rsid="00227dae" officeooo:paragraph-rsid="002384b3"/>
    </style:style>
    <style:style style:name="P40" style:family="paragraph" style:parent-style-name="Heading_20_3">
      <style:paragraph-properties fo:break-before="page"/>
      <style:text-properties officeooo:rsid="002384b3" officeooo:paragraph-rsid="002384b3"/>
    </style:style>
    <style:style style:name="P41" style:family="paragraph" style:parent-style-name="Heading_20_3">
      <style:text-properties officeooo:rsid="0025282f" officeooo:paragraph-rsid="0025282f"/>
    </style:style>
    <style:style style:name="P42" style:family="paragraph" style:parent-style-name="Heading_20_3">
      <style:paragraph-properties fo:break-before="page"/>
      <style:text-properties officeooo:rsid="0028a404" officeooo:paragraph-rsid="0028a404"/>
    </style:style>
    <style:style style:name="P43" style:family="paragraph" style:parent-style-name="Heading_20_3">
      <style:text-properties officeooo:rsid="0028a404" officeooo:paragraph-rsid="0028a404"/>
    </style:style>
    <style:style style:name="P44" style:family="paragraph" style:parent-style-name="Heading_20_3">
      <style:paragraph-properties fo:break-before="page"/>
      <style:text-properties officeooo:rsid="0029d0f2" officeooo:paragraph-rsid="0029d0f2"/>
    </style:style>
    <style:style style:name="P45" style:family="paragraph" style:parent-style-name="Heading_20_4">
      <style:text-properties officeooo:rsid="000e7cc0" officeooo:paragraph-rsid="000e7cc0"/>
    </style:style>
    <style:style style:name="P46" style:family="paragraph" style:parent-style-name="Heading_20_4">
      <style:text-properties officeooo:rsid="000e7cc0" officeooo:paragraph-rsid="0021dc3d"/>
    </style:style>
    <style:style style:name="P47" style:family="paragraph" style:parent-style-name="Heading_20_4">
      <style:text-properties officeooo:rsid="000e7cc0" officeooo:paragraph-rsid="00227dae"/>
    </style:style>
    <style:style style:name="P48" style:family="paragraph" style:parent-style-name="Heading_20_4">
      <style:text-properties officeooo:rsid="000e7cc0" officeooo:paragraph-rsid="002384b3"/>
    </style:style>
    <style:style style:name="P49" style:family="paragraph" style:parent-style-name="Heading_20_4">
      <style:text-properties officeooo:rsid="000e7cc0" officeooo:paragraph-rsid="00283900"/>
    </style:style>
    <style:style style:name="P50" style:family="paragraph" style:parent-style-name="Heading_20_4">
      <style:text-properties officeooo:rsid="000e7cc0" officeooo:paragraph-rsid="0028a404"/>
    </style:style>
    <style:style style:name="P51" style:family="paragraph" style:parent-style-name="Heading_20_4">
      <style:text-properties officeooo:rsid="000e7cc0" officeooo:paragraph-rsid="0029d0f2"/>
    </style:style>
    <style:style style:name="P52" style:family="paragraph" style:parent-style-name="Heading_20_4">
      <style:text-properties officeooo:rsid="0011dd78" officeooo:paragraph-rsid="0011dd78"/>
    </style:style>
    <style:style style:name="P53" style:family="paragraph" style:parent-style-name="Heading_20_4">
      <style:text-properties officeooo:rsid="0011dd78" officeooo:paragraph-rsid="001c788f"/>
    </style:style>
    <style:style style:name="P54" style:family="paragraph" style:parent-style-name="Heading_20_4">
      <style:text-properties officeooo:rsid="001372fc" officeooo:paragraph-rsid="001372fc"/>
    </style:style>
    <style:style style:name="P55" style:family="paragraph" style:parent-style-name="Heading_20_4">
      <style:text-properties officeooo:rsid="001372fc" officeooo:paragraph-rsid="001e525c"/>
    </style:style>
    <style:style style:name="P56" style:family="paragraph" style:parent-style-name="Heading_20_4">
      <style:text-properties officeooo:rsid="001372fc" officeooo:paragraph-rsid="0021dc3d"/>
    </style:style>
    <style:style style:name="P57" style:family="paragraph" style:parent-style-name="Heading_20_4">
      <style:text-properties officeooo:rsid="002126f4" officeooo:paragraph-rsid="002126f4"/>
    </style:style>
    <style:style style:name="P58" style:family="paragraph" style:parent-style-name="Heading_20_4">
      <style:text-properties officeooo:rsid="0021dc3d" officeooo:paragraph-rsid="0021dc3d"/>
    </style:style>
    <style:style style:name="P59" style:family="paragraph" style:parent-style-name="Text_20_body" style:list-style-name="L1">
      <style:text-properties officeooo:rsid="002cebf7" officeooo:paragraph-rsid="0036008e"/>
    </style:style>
    <style:style style:name="P60" style:family="paragraph" style:parent-style-name="Text_20_body" style:list-style-name="L2">
      <style:text-properties officeooo:paragraph-rsid="000e7cc0"/>
    </style:style>
    <style:style style:name="P61" style:family="paragraph" style:parent-style-name="Text_20_body" style:list-style-name="L2">
      <style:text-properties officeooo:paragraph-rsid="00405483"/>
    </style:style>
    <style:style style:name="P62" style:family="paragraph" style:parent-style-name="Text_20_body" style:list-style-name="L2">
      <style:text-properties officeooo:paragraph-rsid="004798d0"/>
    </style:style>
    <style:style style:name="P63" style:family="paragraph" style:parent-style-name="Text_20_body" style:list-style-name="L2">
      <style:text-properties officeooo:paragraph-rsid="0021dc3d"/>
    </style:style>
    <style:style style:name="P64" style:family="paragraph" style:parent-style-name="Text_20_body" style:list-style-name="L2">
      <style:text-properties officeooo:paragraph-rsid="004950a0"/>
    </style:style>
    <style:style style:name="P65" style:family="paragraph" style:parent-style-name="Text_20_body" style:list-style-name="L2">
      <style:text-properties officeooo:paragraph-rsid="00227dae"/>
    </style:style>
    <style:style style:name="P66" style:family="paragraph" style:parent-style-name="Text_20_body" style:list-style-name="L2">
      <style:text-properties officeooo:paragraph-rsid="004a1148"/>
    </style:style>
    <style:style style:name="P67" style:family="paragraph" style:parent-style-name="Text_20_body" style:list-style-name="L2">
      <style:text-properties officeooo:paragraph-rsid="004b107b"/>
    </style:style>
    <style:style style:name="P68" style:family="paragraph" style:parent-style-name="Text_20_body" style:list-style-name="L2">
      <style:text-properties officeooo:paragraph-rsid="002384b3"/>
    </style:style>
    <style:style style:name="P69" style:family="paragraph" style:parent-style-name="Text_20_body" style:list-style-name="L2">
      <style:text-properties officeooo:paragraph-rsid="004c2de5"/>
    </style:style>
    <style:style style:name="P70" style:family="paragraph" style:parent-style-name="Text_20_body" style:list-style-name="L2">
      <style:text-properties officeooo:paragraph-rsid="00283900"/>
    </style:style>
    <style:style style:name="P71" style:family="paragraph" style:parent-style-name="Text_20_body" style:list-style-name="L2">
      <style:text-properties officeooo:paragraph-rsid="0028a404"/>
    </style:style>
    <style:style style:name="P72" style:family="paragraph" style:parent-style-name="Text_20_body" style:list-style-name="L2">
      <style:text-properties officeooo:paragraph-rsid="0029d0f2"/>
    </style:style>
    <style:style style:name="P73" style:family="paragraph" style:parent-style-name="Text_20_body" style:list-style-name="L2">
      <style:text-properties officeooo:rsid="001b0f3c" officeooo:paragraph-rsid="0038129f"/>
    </style:style>
    <style:style style:name="P74" style:family="paragraph" style:parent-style-name="Text_20_body" style:list-style-name="L4">
      <style:text-properties officeooo:rsid="001b0f3c" officeooo:paragraph-rsid="00460f76"/>
    </style:style>
    <style:style style:name="P75" style:family="paragraph" style:parent-style-name="Text_20_body" style:list-style-name="L3">
      <style:text-properties officeooo:paragraph-rsid="00421bfb"/>
    </style:style>
    <style:style style:name="P76" style:family="paragraph" style:parent-style-name="Text_20_body" style:list-style-name="L3">
      <style:text-properties officeooo:rsid="000e7cc0" officeooo:paragraph-rsid="000e7cc0"/>
    </style:style>
    <style:style style:name="P77" style:family="paragraph" style:parent-style-name="Text_20_body" style:list-style-name="L4">
      <style:text-properties officeooo:paragraph-rsid="0014f843"/>
    </style:style>
    <style:style style:name="P78" style:family="paragraph" style:parent-style-name="Text_20_body" style:list-style-name="L4">
      <style:text-properties officeooo:paragraph-rsid="00460f76"/>
    </style:style>
    <style:style style:name="P79" style:family="paragraph" style:parent-style-name="Text_20_body" style:list-style-name="L4">
      <style:text-properties officeooo:paragraph-rsid="001e525c"/>
    </style:style>
    <style:style style:name="P80" style:family="paragraph" style:parent-style-name="Text_20_body" style:list-style-name="L4">
      <style:text-properties officeooo:paragraph-rsid="0047821b"/>
    </style:style>
    <style:style style:name="P81" style:family="paragraph" style:parent-style-name="Text_20_body" style:list-style-name="L5">
      <style:text-properties officeooo:rsid="0021dc3d" officeooo:paragraph-rsid="0021dc3d"/>
    </style:style>
    <style:style style:name="P82" style:family="paragraph" style:parent-style-name="Text_20_body" style:list-style-name="L2">
      <style:text-properties officeooo:rsid="0028a404" officeooo:paragraph-rsid="0028a404"/>
    </style:style>
    <style:style style:name="T1" style:family="text">
      <style:text-properties officeooo:rsid="000e7cc0"/>
    </style:style>
    <style:style style:name="T2" style:family="text">
      <style:text-properties fo:color="#00a933" loext:opacity="100%" style:text-line-through-style="none" style:text-line-through-type="none" fo:font-size="14pt" style:text-underline-style="none" style:font-size-asian="14pt" style:font-size-complex="14pt"/>
    </style:style>
    <style:style style:name="T3" style:family="text">
      <style:text-properties fo:color="#00a933" loext:opacity="100%" style:text-line-through-style="none" style:text-line-through-type="none" fo:font-size="14pt" style:text-underline-style="none" officeooo:rsid="002ef94e" style:font-size-asian="14pt" style:font-size-complex="14pt"/>
    </style:style>
    <style:style style:name="T4" style:family="text">
      <style:text-properties fo:color="#00a933" loext:opacity="100%" style:text-line-through-style="none" style:text-line-through-type="none" fo:font-size="14pt" style:text-underline-style="none" officeooo:rsid="004d040d" style:font-size-asian="14pt" style:font-size-complex="14pt"/>
    </style:style>
    <style:style style:name="T5" style:family="text">
      <style:text-properties fo:color="#00a933" loext:opacity="100%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a933" loext:opacity="100%" style:text-line-through-style="none" style:text-line-through-type="none" fo:font-size="14pt" fo:font-style="normal" style:text-underline-style="none" fo:font-weight="normal" officeooo:rsid="004d040d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a933" loext:opacity="100%" style:text-underline-style="none"/>
    </style:style>
    <style:style style:name="T8" style:family="text">
      <style:text-properties style:use-window-font-color="true" loext:opacity="0%" style:text-line-through-style="none" style:text-line-through-type="none" fo:font-size="14pt" style:text-underline-style="none" style:font-size-asian="14pt" style:font-size-complex="14pt"/>
    </style:style>
    <style:style style:name="T9" style:family="text">
      <style:text-properties style:use-window-font-color="true" loext:opacity="0%" style:text-line-through-style="none" style:text-line-through-type="none" fo:font-size="14pt" style:text-underline-style="none" officeooo:rsid="00371f95" style:font-size-asian="14pt" style:font-size-complex="14pt"/>
    </style:style>
    <style:style style:name="T10" style:family="text">
      <style:text-properties officeooo:rsid="00104983"/>
    </style:style>
    <style:style style:name="T11" style:family="text">
      <style:text-properties officeooo:rsid="0011dd78"/>
    </style:style>
    <style:style style:name="T12" style:family="text">
      <style:text-properties officeooo:rsid="0014f843"/>
    </style:style>
    <style:style style:name="T13" style:family="text">
      <style:text-properties officeooo:rsid="001820ba"/>
    </style:style>
    <style:style style:name="T14" style:family="text">
      <style:text-properties officeooo:rsid="001b0f3c"/>
    </style:style>
    <style:style style:name="T15" style:family="text">
      <style:text-properties officeooo:rsid="001c788f"/>
    </style:style>
    <style:style style:name="T16" style:family="text">
      <style:text-properties officeooo:rsid="001e525c"/>
    </style:style>
    <style:style style:name="T17" style:family="text">
      <style:text-properties officeooo:rsid="00210c71"/>
    </style:style>
    <style:style style:name="T18" style:family="text">
      <style:text-properties officeooo:rsid="002126f4"/>
    </style:style>
    <style:style style:name="T19" style:family="text">
      <style:text-properties officeooo:rsid="00227dae"/>
    </style:style>
    <style:style style:name="T20" style:family="text">
      <style:text-properties officeooo:rsid="002384b3"/>
    </style:style>
    <style:style style:name="T21" style:family="text">
      <style:text-properties officeooo:rsid="0026f824"/>
    </style:style>
    <style:style style:name="T22" style:family="text">
      <style:text-properties officeooo:rsid="0027f5e9"/>
    </style:style>
    <style:style style:name="T23" style:family="text">
      <style:text-properties officeooo:rsid="00283900"/>
    </style:style>
    <style:style style:name="T24" style:family="text">
      <style:text-properties officeooo:rsid="0028a404"/>
    </style:style>
    <style:style style:name="T25" style:family="text">
      <style:text-properties officeooo:rsid="0029d0f2"/>
    </style:style>
    <style:style style:name="T26" style:family="text">
      <style:text-properties officeooo:rsid="002b3de9"/>
    </style:style>
    <style:style style:name="T27" style:family="text">
      <style:text-properties officeooo:rsid="0031827c"/>
    </style:style>
    <style:style style:name="T28" style:family="text">
      <style:text-properties officeooo:rsid="0036008e"/>
    </style:style>
    <style:style style:name="T29" style:family="text">
      <style:text-properties officeooo:rsid="0037f610"/>
    </style:style>
    <style:style style:name="T30" style:family="text">
      <style:text-properties officeooo:rsid="0038129f"/>
    </style:style>
    <style:style style:name="T31" style:family="text">
      <style:text-properties officeooo:rsid="00384c4e"/>
    </style:style>
    <style:style style:name="T32" style:family="text">
      <style:text-properties officeooo:rsid="003f0ff4"/>
    </style:style>
    <style:style style:name="T33" style:family="text">
      <style:text-properties officeooo:rsid="00405483"/>
    </style:style>
    <style:style style:name="T34" style:family="text">
      <style:text-properties officeooo:rsid="00421bfb"/>
    </style:style>
    <style:style style:name="T35" style:family="text">
      <style:text-properties officeooo:rsid="0043b8b9"/>
    </style:style>
    <style:style style:name="T36" style:family="text">
      <style:text-properties officeooo:rsid="00441d27"/>
    </style:style>
    <style:style style:name="T37" style:family="text">
      <style:text-properties officeooo:rsid="00460f76"/>
    </style:style>
    <style:style style:name="T38" style:family="text">
      <style:text-properties officeooo:rsid="004699c0"/>
    </style:style>
    <style:style style:name="T39" style:family="text">
      <style:text-properties officeooo:rsid="0046a628"/>
    </style:style>
    <style:style style:name="T40" style:family="text">
      <style:text-properties officeooo:rsid="004798d0"/>
    </style:style>
    <style:style style:name="T41" style:family="text">
      <style:text-properties officeooo:rsid="0052186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 Galvão Abbott</text:h>
      <text:p text:style-name="P25">Senior Software Engineer &amp;&amp; Tech Lead</text:p>
      <text:p text:style-name="P25"/>
      <text:p text:style-name="P26"><text:tab/>Pro<text:span text:style-name="T41">grammer</text:span> with 30 years of presence in the IT industry, being more than 25 of those <text:span text:style-name="T41">professionally </text:span>developing web applications. Works for decades with <text:span text:style-name="T41">Linux, </text:span>PHP, JavaScript and the top relational databases of the industry: MySQL/MariaDB, PostgreSQL, Oracle and MS SQL Server. Passionate about learning new technologies, acquiring and sharing knowledge.</text:p>
      <text:p text:style-name="P2"><text:a xlink:type="simple" xlink:href="http://galvao.eti.br/" text:style-name="Internet_20_link" text:visited-style-name="Visited_20_Internet_20_Link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<text:a xlink:type="simple" xlink:href="https://people.php.net/galvao" text:style-name="Internet_20_link" text:visited-style-name="Visited_20_Internet_20_Link"><text:span text:style-name="T4">people.php.net/galvao</text:span></text:a></text:p>
          </table:table-cell>
          <table:table-cell table:style-name="Table2.B1" office:value-type="string">
            <text:p text:style-name="P11"><text:a xlink:type="simple" xlink:href="https://linkedin.com/in/galvao" text:style-name="Internet_20_link" text:visited-style-name="Visited_20_Internet_20_Link"><text:span text:style-name="T2">linkedin.com/in/galvao</text:span></text:a></text:p>
          </table:table-cell>
          <table:table-cell table:style-name="Table2.B1" office:value-type="string">
            <text:p text:style-name="P11"><text:a xlink:type="simple" xlink:href="https://github.com/galvao" text:style-name="Internet_20_link" text:visited-style-name="Visited_20_Internet_20_Link"><text:span text:style-name="T2">github.com/galvao</text:span></text:a></text:p>
          </table:table-cell>
        </table:table-row>
        <table:table-row>
          <table:table-cell table:style-name="Table2.A1" office:value-type="string">
            <text:p text:style-name="P11"><text:a xlink:type="simple" xlink:href="mailto:galvao@php.net" text:style-name="Internet_20_link" text:visited-style-name="Visited_20_Internet_20_Link"><text:span text:style-name="T5">galvao@</text:span><text:span text:style-name="T6">php.net</text:span></text:a></text:p>
          </table:table-cell>
          <table:table-cell table:style-name="Table2.B1" office:value-type="string">
            <text:p text:style-name="P11"><text:span text:style-name="T8">+55 51 9-9</text:span><text:span text:style-name="T9">120</text:span><text:span text:style-name="T8">-</text:span><text:span text:style-name="T9">8067</text:span></text:p>
          </table:table-cell>
          <table:table-cell table:style-name="Table2.B1" office:value-type="string">
            <text:p text:style-name="P11"><text:a xlink:type="simple" xlink:href="https://github.com/galvao-eti" text:style-name="Internet_20_link" text:visited-style-name="Visited_20_Internet_20_Link"><text:span text:style-name="T2">github.com/galvao-</text:span><text:span text:style-name="T3">eti</text:span></text:a></text:p>
          </table:table-cell>
        </table:table-row>
      </table:table>
      <text:p text:style-name="P2"/>
      <text:p text:style-name="Horizontal_20_Line"/>
      <text:h text:style-name="P27" text:outline-level="2">Education</text:h>
      <text:p text:style-name="P14">College (Incomplete) – Social Communication (Advertising)<text:line-break/>PUC – RS</text:p>
      <text:p text:style-name="P24">Guest Post-Graduation Professor – <text:a xlink:type="simple" xlink:href="https://www.unoesc.edu.br/https://www.unoesc.edu.br/" text:style-name="Internet_20_link" text:visited-style-name="Visited_20_Internet_20_Link"><text:span text:style-name="T7">UNOESC</text:span></text:a> (SC), <text:a xlink:type="simple" xlink:href="https://www.unicesumar.edu.br/" text:style-name="Internet_20_link" text:visited-style-name="Visited_20_Internet_20_Link"><text:span text:style-name="T7">UNICESUMAR</text:span></text:a> and <text:a xlink:type="simple" xlink:href="https://www.alfaumuarama.edu.br/" text:style-name="Internet_20_link" text:visited-style-name="Visited_20_Internet_20_Link"><text:span text:style-name="T7">UNIALFA</text:span></text:a> (PR)</text:p>
      <text:p text:style-name="Horizontal_20_Line"/>
      <text:h text:style-name="P28" text:outline-level="2">Skil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text:style-name="L1">
              <text:list-item>
                <text:p text:style-name="P59">Linux</text:p>
              </text:list-item>
              <text:list-item>
                <text:p text:style-name="P59">Shell</text:p>
              </text:list-item>
              <text:list-item>
                <text:p text:style-name="P59">HTML</text:p>
              </text:list-item>
              <text:list-item>
                <text:p text:style-name="P59">CSS</text:p>
              </text:list-item>
              <text:list-item>
                <text:p text:style-name="P59">JavaScript</text:p>
              </text:list-item>
              <text:list-item>
                <text:p text:style-name="P59">XML</text:p>
              </text:list-item>
              <text:list-item>
                <text:p text:style-name="P59">JSON</text:p>
              </text:list-item>
              <text:list-item>
                <text:p text:style-name="P59">OpenAPI Specification</text:p>
              </text:list-item>
              <text:list-item>
                <text:p text:style-name="P59">Perl</text:p>
              </text:list-item>
              <text:list-item>
                <text:p text:style-name="P59">PHP</text:p>
              </text:list-item>
            </text:list>
          </table:table-cell>
          <table:table-cell table:style-name="Table1.A1" office:value-type="string">
            <text:list text:continue-numbering="true" text:style-name="L1">
              <text:list-item>
                <text:p text:style-name="P59">CodeIgniter</text:p>
              </text:list-item>
              <text:list-item>
                <text:p text:style-name="P59">Zend Framework/Laminas <text:span text:style-name="T28">Project</text:span></text:p>
              </text:list-item>
              <text:list-item>
                <text:p text:style-name="P59"><text:s/>Laravel</text:p>
              </text:list-item>
              <text:list-item>
                <text:p text:style-name="P59">Lumen</text:p>
              </text:list-item>
              <text:list-item>
                <text:p text:style-name="P59">SQL</text:p>
              </text:list-item>
              <text:list-item>
                <text:p text:style-name="P59">MariaDB/MySQL</text:p>
              </text:list-item>
              <text:list-item>
                <text:p text:style-name="P59">PostgreSQL</text:p>
              </text:list-item>
              <text:list-item>
                <text:p text:style-name="P59">Oracle</text:p>
              </text:list-item>
              <text:list-item>
                <text:p text:style-name="P59">MS SQL Server</text:p>
              </text:list-item>
            </text:list>
          </table:table-cell>
        </table:table-row>
      </table:table>
      <text:p text:style-name="P15"/>
      <text:h text:style-name="P29" text:outline-level="2">Professional Experience</text:h>
      <text:h text:style-name="P30" text:outline-level="3">AI Solutions</text:h>
      <text:p text:style-name="P1">Senior Software Engineer, Tech Lead PHP<text:line-break/>FEB/2023 – SEP/2023</text:p>
      <text:h text:style-name="P45" text:outline-level="4">Activities</text:h>
      <text:list xml:id="list3835171335" text:style-name="L2">
        <text:list-item>
          <text:p text:style-name="P60">Improvement of the company's processes through the definition, documentation and design of a <text:a xlink:type="simple" xlink:href="https://github.com/galvao-eti/g-flow/blob/main/i18n/en/README.md" text:style-name="Internet_20_link" text:visited-style-name="Visited_20_Internet_20_Link"><text:span text:style-name="T7">Branching Strategy</text:span></text:a> for the entire company;</text:p>
        </text:list-item>
        <text:list-item>
          <text:p text:style-name="P60">Improvement of team quality through Code Reviews, Pair Programming and one-on-one meetings with junior developers;</text:p>
        </text:list-item>
        <text:list-item>
          <text:p text:style-name="P73">Improvement of <text:span text:style-name="T32">product</text:span> quality through Pull Request <text:span text:style-name="T30">m</text:span>anagement: Analysis, <text:span text:style-name="T32">Review, </text:span><text:span text:style-name="T15">Discussion, </text:span>Approval <text:span text:style-name="T32">and</text:span> Merge;</text:p>
        </text:list-item>
        <text:list-item>
          <text:p text:style-name="P60"><text:span text:style-name="T30">Streamlin</text:span><text:span text:style-name="T31">e of</text:span><text:span text:style-name="T30"> team’s processes and client’s acquisition of n</text:span><text:span text:style-name="T31">ew</text:span><text:span text:style-name="T30"> software versions through the m</text:span>anag<text:span text:style-name="T15">e</text:span><text:span text:style-name="T30">ment of</text:span> Software Releases for the company’<text:span text:style-name="T30">s</text:span> and client’s <text:span text:style-name="T1">various </text:span>environments;</text:p>
        </text:list-item>
        <text:list-item>
          <text:p text:style-name="P61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  <text:list-item>
          <text:p text:style-name="P60">Introduc<text:span text:style-name="T15">e</text:span> new components, <text:span text:style-name="T1">packages and libraries </text:span>to the team.</text:p>
        </text:list-item>
      </text:list>
      <text:h text:style-name="P45" text:outline-level="4">Technologies &amp; Skills</text:h>
      <text:p text:style-name="P1">Linux, <text:span text:style-name="T13">Shell, </text:span>Git, GitHub, Docker, Apache Guacamole, <text:span text:style-name="T11">JSON, </text:span>PHP, Laravel, <text:span text:style-name="T33">MoneyPHP, </text:span>SQL, PostgreSQL, <text:span text:style-name="T10">Jira, Confluence</text:span></text:p>
      <text:p text:style-name="P1"/>
      <text:h text:style-name="P31" text:outline-level="3">Vox Tecnologia</text:h>
      <text:p text:style-name="P1">Senior Programmer II<text:line-break/>APR/2022 – AUG/2022</text:p>
      <text:h text:style-name="P45" text:outline-level="4">Activities</text:h>
      <text:list text:style-name="L3">
        <text:list-item>
          <text:p text:style-name="P76"><text:span text:style-name="T34">Cost reduction through the a</text:span>nalys<text:span text:style-name="T34">is</text:span> and adapt<text:span text:style-name="T34">ion of</text:span><text:span text:style-name="T14"> </text:span>SQL queries from Oracle to PostgreSQL;</text:p>
        </text:list-item>
        <text:list-item>
          <text:p text:style-name="P75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75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</text:list>
      <text:h text:style-name="P52" text:outline-level="4">Technologies &amp; Skills</text:h>
      <text:p text:style-name="P4">Linux, <text:span text:style-name="T13">Shell, </text:span>Git, <text:span text:style-name="T14">BitBucket</text:span>, Docker, <text:span text:style-name="T11">JSON, </text:span>PHP, Laravel, SQL, PostgreSQL, <text:span text:style-name="T10">Jira, Confluence</text:span></text:p>
      <text:p text:style-name="P3"/>
      <text:h text:style-name="P32" text:outline-level="3"/>
      <text:h text:style-name="P33" text:outline-level="3">UOL EdTech</text:h>
      <text:p text:style-name="P12">Project Manager<text:line-break/>MAY/2021 – MAR/2022</text:p>
      <text:h text:style-name="P54" text:outline-level="4">Activities</text:h>
      <text:list xml:id="list324537220" text:style-name="L4">
        <text:list-item>
          <text:p text:style-name="P77"><text:span text:style-name="T35">Improvement of management’s knowledge and architectural options through the d</text:span>efin<text:span text:style-name="T35">ition</text:span>, document<text:span text:style-name="T35">ation</text:span> and design <text:span text:style-name="T35">of </text:span>a new <text:span text:style-name="T12">proposal of </text:span>architecture for the company’s systems with frequent consulting and later approval from all Tech Leads;</text:p>
        </text:list-item>
        <text:list-item>
          <text:p text:style-name="P77"><text:span text:style-name="T36">Aiding in the compliance with LGPD (Brazil’s analogue to GDPR) through the d</text:span>efin<text:span text:style-name="T36">ition</text:span>, document<text:span text:style-name="T36">ation</text:span> and design <text:span text:style-name="T36">of </text:span>a<text:span text:style-name="T12">n </text:span><text:span text:style-name="T36">Data </text:span><text:span text:style-name="T12">Anonymizing Application;</text:span></text:p>
        </text:list-item>
        <text:list-item>
          <text:p text:style-name="P78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78">Improvement of team quality through Code Reviews, Pair Programming and one-on-one meetings with junior developers;</text:p>
        </text:list-item>
        <text:list-item>
          <text:p text:style-name="P74">Improvement of <text:span text:style-name="T32">product</text:span> quality through Pull Request <text:span text:style-name="T30">m</text:span>anagement: Analysis, <text:span text:style-name="T32">Review, </text:span><text:span text:style-name="T15">Discussion, </text:span>Approval <text:span text:style-name="T32">and</text:span> Merge;</text:p>
        </text:list-item>
        <text:list-item>
          <text:p text:style-name="P77"><text:span text:style-name="T37">Improvement of teams knowledge through providing s</text:span>upport <text:s/><text:span text:style-name="T37">for </text:span>developers and <text:span text:style-name="T37">d</text:span>ev<text:span text:style-name="T37">o</text:span>ps in issues related to the language.</text:p>
        </text:list-item>
        <text:list-item>
          <text:p text:style-name="P78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</text:list>
      <text:h text:style-name="P53" text:outline-level="4">Technologies &amp; Skills</text:h>
      <text:p text:style-name="P5">Linux, <text:span text:style-name="T13">Shell, </text:span>Git, <text:span text:style-name="T14">BitBucket</text:span>, Docker, <text:span text:style-name="T11">JSON, </text:span>PHP, Laravel, SQL, <text:span text:style-name="T16">My</text:span>SQL, <text:span text:style-name="T10">Jira, Confluence, </text:span><text:span text:style-name="T38">MS Teams</text:span></text:p>
      <text:h text:style-name="P34" text:outline-level="3"/>
      <text:h text:style-name="P35" text:outline-level="3">Vivaweb</text:h>
      <text:p text:style-name="P13">Senior Programmer<text:line-break/><text:span text:style-name="T21">JUL</text:span>/2020 – <text:span text:style-name="T21">APR</text:span>/2021</text:p>
      <text:h text:style-name="P55" text:outline-level="4">Activities</text:h>
      <text:list text:continue-numbering="true" text:style-name="L4">
        <text:list-item>
          <text:p text:style-name="P79"><text:span text:style-name="T39">Improvement of product versatility and client experience through the d</text:span>efin<text:span text:style-name="T39">ition</text:span>, document<text:span text:style-name="T39">ation</text:span> and <text:span text:style-name="T16">develop</text:span><text:span text:style-name="T39">ment of</text:span><text:span text:style-name="T16"> a browser extension compatible with both Chrome and Firefox </text:span><text:span text:style-name="T17">for the product’s chat feature</text:span><text:span text:style-name="T16">;</text:span></text:p>
        </text:list-item>
        <text:list-item>
          <text:p text:style-name="P80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80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  <text:list-item>
          <text:p text:style-name="P80">Improvement of team quality through Code Reviews, Pair Programming and one-on-one meetings with junior developers;</text:p>
        </text:list-item>
      </text:list>
      <text:h text:style-name="P57" text:outline-level="4">Technologies &amp; Skills</text:h>
      <text:p text:style-name="P23">Linux, Shell, Git, BitBucket, Docker, <text:span text:style-name="T23">HTML, CSS, JavaScript,</text:span> JSON, PHP, <text:span text:style-name="T23">Zend Framework</text:span>, SQL, <text:span text:style-name="T18">PostgreSQL</text:span></text:p>
      <text:h text:style-name="P36" text:outline-level="3"><text:span text:style-name="T23">Several (</text:span>Freelance<text:span text:style-name="T23">)</text:span></text:h>
      <text:p text:style-name="P16">Freelance Developer, Instructor and Consultant<text:line-break/><text:span text:style-name="T22">AUG/</text:span>2011 – <text:span text:style-name="T22">JUN/</text:span>2020</text:p>
      <text:h text:style-name="P56" text:outline-level="4">Activities</text:h>
      <text:list text:style-name="L5">
        <text:list-item>
          <text:p text:style-name="P81">Web development for several clients;</text:p>
        </text:list-item>
        <text:list-item>
          <text:p text:style-name="P81">Consult in AppSec, perform semi-automated pentests, analyse results and craft reports;</text:p>
        </text:list-item>
        <text:list-item>
          <text:p text:style-name="P81">In-company training for companies all over Brasil, including, but not limited to: Banco da Amazonia (PA), USP (SP) and the Public Data Processing Companies for the states of MG, RS and SC.</text:p>
        </text:list-item>
      </text:list>
      <text:h text:style-name="P58" text:outline-level="4">Technologies &amp; Skills</text:h>
      <text:p text:style-name="P17">Linux, Shell, Git, GitHub, PHP, Zend Framework, OWASP Top 10, Zed Attack Proxy</text:p>
      <text:p text:style-name="P17"/>
      <text:h text:style-name="P37" text:outline-level="3">Dinamize</text:h>
      <text:p text:style-name="P17">Programmer<text:line-break/>JAN/2011 – JUL/2011</text:p>
      <text:h text:style-name="P46" text:outline-level="4">Activities</text:h>
      <text:list xml:id="list144327683412740" text:continue-list="list3835171335" text:style-name="L2">
        <text:list-item>
          <text:p text:style-name="P62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62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  <text:list-item>
          <text:p text:style-name="P63">Introduc<text:span text:style-name="T15">e</text:span> new components, <text:span text:style-name="T1">packages and libraries </text:span>to the team.</text:p>
        </text:list-item>
        <text:list-item>
          <text:p text:style-name="P62">Improvement of team quality through Code Reviews <text:span text:style-name="T40">and </text:span>Pair Programming;</text:p>
        </text:list-item>
      </text:list>
      <text:h text:style-name="P46" text:outline-level="4">Technologies &amp; Skills</text:h>
      <text:p text:style-name="P6">Linux, <text:span text:style-name="T13">Shell, </text:span>Apache <text:span text:style-name="T19">HTTPd</text:span>, <text:span text:style-name="T11">JSON, </text:span>PHP, <text:span text:style-name="T19">Zend Framework</text:span>, SQL, PostgreSQL</text:p>
      <text:h text:style-name="P38" text:outline-level="3">PROCERGS (outsourced by LNX Open)</text:h>
      <text:p text:style-name="P18">Programmer<text:line-break/>J<text:span text:style-name="T19">UL</text:span>/201<text:span text:style-name="T19">0</text:span> – <text:span text:style-name="T19">NOV</text:span>/201<text:span text:style-name="T19">0</text:span></text:p>
      <text:h text:style-name="P47" text:outline-level="4">Activities</text:h>
      <text:list xml:id="list144328617723509" text:continue-numbering="true" text:style-name="L2">
        <text:list-item>
          <text:p text:style-name="P64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64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  <text:list-item>
          <text:p text:style-name="P65">Introduc<text:span text:style-name="T15">e</text:span> new components, <text:span text:style-name="T1">packages and libraries </text:span>to the team.</text:p>
        </text:list-item>
        <text:list-item>
          <text:p text:style-name="P64">Improvement of team quality through Code Reviews <text:span text:style-name="T40">and </text:span>Pair Programming;</text:p>
        </text:list-item>
      </text:list>
      <text:h text:style-name="P47" text:outline-level="4">Technologies &amp; Skills</text:h>
      <text:p text:style-name="P6">Linux, <text:span text:style-name="T13">Shell, </text:span>Apache <text:span text:style-name="T19">HTTPd</text:span>, <text:span text:style-name="T11">JSON, </text:span>PHP, <text:span text:style-name="T19">Zend Framework</text:span>, SQL, PostgreSQL</text:p>
      <text:h text:style-name="P39" text:outline-level="3"/>
      <text:h text:style-name="P40" text:outline-level="3">HD Interactive, Inc.</text:h>
      <text:p text:style-name="P19">Programmer<text:line-break/><text:span text:style-name="T20">DE</text:span><text:span text:style-name="T27">C</text:span>/20<text:span text:style-name="T20">09</text:span> – <text:span text:style-name="T20">JUL</text:span>/201<text:span text:style-name="T19">0</text:span></text:p>
      <text:h text:style-name="P48" text:outline-level="4">Activities</text:h>
      <text:list xml:id="list144328229848494" text:continue-numbering="true" text:style-name="L2">
        <text:list-item>
          <text:p text:style-name="P66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67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  <text:list-item>
          <text:p text:style-name="P68">Introduc<text:span text:style-name="T15">e</text:span> new components, <text:span text:style-name="T1">packages and libraries </text:span>to the team.</text:p>
        </text:list-item>
        <text:list-item>
          <text:p text:style-name="P69">Improvement of team quality through Code Reviews <text:span text:style-name="T40">and </text:span>Pair Programming;</text:p>
        </text:list-item>
      </text:list>
      <text:h text:style-name="P48" text:outline-level="4">Technologies &amp; Skills</text:h>
      <text:p text:style-name="P7">Linux, <text:span text:style-name="T13">Shell, </text:span>Apache <text:span text:style-name="T19">HTTPd</text:span>, <text:span text:style-name="T11">JSON, </text:span>PHP, <text:span text:style-name="T19">Zend Framework</text:span>, SQL, PostgreSQL</text:p>
      <text:h text:style-name="P41" text:outline-level="3">Alert Logic, Inc.</text:h>
      <text:p text:style-name="P20">Programmer<text:line-break/>MAR/2007 – NOV/2007</text:p>
      <text:h text:style-name="P49" text:outline-level="4">Activities</text:h>
      <text:list xml:id="list144329209616148" text:continue-numbering="true" text:style-name="L2">
        <text:list-item>
          <text:p text:style-name="P66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67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  <text:list-item>
          <text:p text:style-name="P70">Introduc<text:span text:style-name="T15">e</text:span> new components, <text:span text:style-name="T1">packages and libraries </text:span>to the team.</text:p>
        </text:list-item>
        <text:list-item>
          <text:p text:style-name="P69">Improvement of team quality through Code Reviews <text:span text:style-name="T40">and </text:span>Pair Programming;</text:p>
        </text:list-item>
      </text:list>
      <text:h text:style-name="P49" text:outline-level="4">Technologies &amp; Skills</text:h>
      <text:p text:style-name="P8">Linux, <text:span text:style-name="T13">Shell, </text:span>Apache <text:span text:style-name="T19">HTTPd</text:span>, <text:span text:style-name="T23">JavaScript,</text:span> <text:span text:style-name="T11">JSON, </text:span>PHP, <text:span text:style-name="T23">Code Igniter</text:span>, SQL, <text:span text:style-name="T23">My</text:span>SQL</text:p>
      <text:p text:style-name="P8"/>
      <text:h text:style-name="P42" text:outline-level="3">Informa Brasil</text:h>
      <text:p text:style-name="P21">Programmer<text:line-break/>MA<text:span text:style-name="T24">Y</text:span>/200<text:span text:style-name="T24">2</text:span> – <text:span text:style-name="T24">SEP</text:span>/200<text:span text:style-name="T24">3</text:span></text:p>
      <text:h text:style-name="P50" text:outline-level="4">Activities</text:h>
      <text:list xml:id="list144327739702200" text:continue-numbering="true" text:style-name="L2">
        <text:list-item>
          <text:p text:style-name="P82">Convert a web system developed with ASP and MS SQL Server to PHP, PostgreSQL and Oracle;</text:p>
        </text:list-item>
        <text:list-item>
          <text:p text:style-name="P66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67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  <text:list-item>
          <text:p text:style-name="P71">Introduc<text:span text:style-name="T15">e</text:span> new components, <text:span text:style-name="T1">packages and libraries </text:span>to the team.</text:p>
        </text:list-item>
        <text:list-item>
          <text:p text:style-name="P69">Improvement of team quality through Code Reviews <text:span text:style-name="T40">and </text:span>Pair Programming;</text:p>
        </text:list-item>
      </text:list>
      <text:h text:style-name="P50" text:outline-level="4">Technologies &amp; Skills</text:h>
      <text:p text:style-name="P9">Linux, <text:span text:style-name="T13">Shell, </text:span>Apache <text:span text:style-name="T19">HTTPd</text:span>, <text:span text:style-name="T24">HTML, CSS, </text:span><text:span text:style-name="T23">JavaScript,</text:span> PHP, SQL, <text:span text:style-name="T24">PostgreSQL, Oracle, MS SQL Server</text:span></text:p>
      <text:h text:style-name="P43" text:outline-level="3">Telefónica (outsourced by Meta)</text:h>
      <text:p text:style-name="P21">Programmer<text:line-break/><text:span text:style-name="T29">APR</text:span>/200<text:span text:style-name="T29">1</text:span> – <text:span text:style-name="T29">APR</text:span>/200<text:span text:style-name="T29">2</text:span></text:p>
      <text:h text:style-name="P50" text:outline-level="4">Activities</text:h>
      <text:list xml:id="list144328811695255" text:continue-numbering="true" text:style-name="L2">
        <text:list-item>
          <text:p text:style-name="P66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67"><text:span text:style-name="T14">Improvement of </text:span><text:span text:style-name="T32">product</text:span><text:span text:style-name="T14"> quality </text:span><text:span text:style-name="T33">through the o</text:span>ptimiz<text:span text:style-name="T33">ation</text:span> <text:span text:style-name="T1">and improv</text:span><text:span text:style-name="T14">e</text:span><text:span text:style-name="T33">ment of</text:span><text:span text:style-name="T1"> </text:span>legacy source code;</text:p>
        </text:list-item>
        <text:list-item>
          <text:p text:style-name="P71">Introduc<text:span text:style-name="T15">e</text:span> new components, <text:span text:style-name="T1">packages and libraries </text:span>to the team.</text:p>
        </text:list-item>
        <text:list-item>
          <text:p text:style-name="P69">Improvement of team quality through Code Reviews <text:span text:style-name="T40">and </text:span>Pair Programming;</text:p>
        </text:list-item>
      </text:list>
      <text:h text:style-name="P50" text:outline-level="4">Technologies &amp; Skills</text:h>
      <text:p text:style-name="P9">Linux, <text:span text:style-name="T13">Shell, </text:span>Apache <text:span text:style-name="T19">HTTPd</text:span>, <text:span text:style-name="T24">HTML, CSS, </text:span><text:span text:style-name="T23">JavaScript,</text:span> P<text:span text:style-name="T24">erl</text:span>, SQL, <text:span text:style-name="T24">Oracle</text:span></text:p>
      <text:h text:style-name="P44" text:outline-level="3">Voyager</text:h>
      <text:p text:style-name="P22"><text:span text:style-name="T25">Web Developer</text:span><text:line-break/><text:span text:style-name="T25">JUN</text:span>/<text:span text:style-name="T25">1997</text:span> – <text:span text:style-name="T25">DEC</text:span>/<text:span text:style-name="T25">1999</text:span></text:p>
      <text:h text:style-name="P51" text:outline-level="4">Activities</text:h>
      <text:list text:continue-numbering="true" text:style-name="L2">
        <text:list-item>
          <text:p text:style-name="P66"><text:span text:style-name="T14">Improvement of </text:span><text:span text:style-name="T32">product</text:span><text:span text:style-name="T14"> quality </text:span><text:span text:style-name="T34">through w</text:span>rit<text:span text:style-name="T34">ing</text:span> and debug<text:span text:style-name="T34">ging</text:span> code for the company’s software;</text:p>
        </text:list-item>
        <text:list-item>
          <text:p text:style-name="P72">Introduc<text:span text:style-name="T15">e</text:span> new components, <text:span text:style-name="T1">packages and libraries </text:span>to the team.</text:p>
        </text:list-item>
        <text:list-item>
          <text:p text:style-name="P69">Improvement of team quality through Code Reviews <text:span text:style-name="T40">and </text:span>Pair Programming;</text:p>
        </text:list-item>
      </text:list>
      <text:h text:style-name="P51" text:outline-level="4">Technologies &amp; Skills</text:h>
      <text:p text:style-name="P10"><text:span text:style-name="T26">FreeBSD</text:span>, <text:span text:style-name="T13">Shell, </text:span>Apache <text:span text:style-name="T19">HTTPd</text:span>, <text:span text:style-name="T24">HTML, CSS, </text:span><text:span text:style-name="T23">JavaScript,</text:span> P<text:span text:style-name="T26">erl</text:span>, SQL, <text:span text:style-name="T26">My</text:span><text:span text:style-name="T24">SQ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2" fo:font-family="'Source Sans Pro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Source Sans Pro" fo:font-family="'Source Sans Pro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Source Sans Pro" fo:font-family="'Source Sans Pro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Source Sans Pro" fo:font-family="'Source Sans Pro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style:font-name="Source Sans Pro1" fo:font-family="'Source Sans Pro'" style:font-style-name="Bold Italic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2:21:10.095892246</meta:creation-date>
    <dc:date>2024-05-29T14:43:07.283494538</dc:date>
    <meta:editing-duration>P2DT23H4M42S</meta:editing-duration>
    <meta:editing-cycles>63</meta:editing-cycles>
    <meta:generator>LibreOffice/24.2.3.2$Linux_X86_64 LibreOffice_project/420$Build-2</meta:generator>
    <meta:print-date>2023-10-02T06:20:18.202259626</meta:print-date>
    <meta:printed-by>PDF files</meta:printed-by>
    <meta:document-statistic meta:table-count="2" meta:image-count="0" meta:object-count="0" meta:page-count="9" meta:paragraph-count="144" meta:word-count="1146" meta:character-count="7867" meta:non-whitespace-character-count="6917"/>
  </office:meta>
</office:document-meta>
</file>